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s://mva.microsoft.com/fr-fr/training-courses/crer-une-application-mobile-avec-cordovaphonegap-angularjs-et-bootstrap-14271?l=5B9J4WVfB_3400115888" office:target-frame-name="_top" xlink:show="replace"><text:span text:style-name="Lienhypertexte">https://mva.microsoft.com/fr-fr/training-courses/crer-une-application-mobile-avec-cordovaphonegap-angularjs-et-bootstrap-14271?l=5B9J4WVfB_3400115888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-innove .net</meta:initial-creator>
    <dc:creator>d-innove .net</dc:creator>
    <meta:creation-date>2016-11-11T18:29:00Z</meta:creation-date>
    <dc:date>2016-11-11T18:32:00Z</dc:date>
    <meta:template xlink:href="Normal" xlink:type="simple"/>
    <meta:editing-cycles>2</meta:editing-cycles>
    <meta:editing-duration>PT180S</meta:editing-duration>
    <meta:document-statistic meta:page-count="1" meta:paragraph-count="1" meta:word-count="48" meta:character-count="316" meta:row-count="2" meta:non-whitespace-character-count="269"/>
  </office:meta>
</office:document-meta>
</file>